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Cyberbit" svg:font-family="'Bitstream Cyberbi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01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871cm"/>
    </style:style>
    <style:style style:name="co4" style:family="table-column">
      <style:table-column-properties fo:break-before="auto" style:column-width="4.37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348cm"/>
    </style:style>
    <style:style style:name="co7" style:family="table-column">
      <style:table-column-properties fo:break-before="auto" style:column-width="1.582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5.65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5.9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fo:color="#999999"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color="#999999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999999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ff"/>
      <style:text-properties fo:color="#ffffff"/>
    </style:style>
    <style:style style:name="ce12" style:family="table-cell" style:parent-style-name="Default" style:data-style-name="N40">
      <style:table-cell-properties fo:background-color="#ffffff" fo:wrap-option="no-wrap"/>
      <style:text-properties fo:color="#ffffff"/>
    </style:style>
    <style:style style:name="ce13" style:family="table-cell" style:parent-style-name="Default" style:data-style-name="N0">
      <style:table-cell-properties fo:background-color="#ffffff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Bitstream Cyberbi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Bitstream Cyberbi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1015" table:default-cell-style-name="ce3"/>
        <table:table-row table:style-name="ro1"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Hour (picture)</text:p>
          </table:table-cell>
          <table:table-cell table:style-name="ce1" office:value-type="string" calcext:value-type="string">
            <text:p>Minute (picture)</text:p>
          </table:table-cell>
          <table:table-cell table:style-name="ce8" office:value-type="string" calcext:value-type="string">
            <text:p>Your Timezone (GMT)</text:p>
          </table:table-cell>
          <table:table-cell table:style-name="ce1" office:value-type="string" calcext:value-type="string">
            <text:p>Local hour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table:number-columns-repeated="2"/>
          <table:table-cell table:style-name="ce9" office:value-type="float" office:value="-3" calcext:value-type="float">
            <office:annotation draw:style-name="gr1" draw:text-style-name="P2" svg:width="2.899cm" svg:height="1.799cm" svg:x="14.347cm" svg:y="0.921cm" draw:caption-point-x="-0.61cm" draw:caption-point-y="1.51cm">
              <dc:date>2020-08-18T00:00:00</dc:date>
              <text:p text:style-name="P1">Change here!</text:p>
            </office:annotation>
            <text:p>-3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7" table:number-columns-repeated="2"/>
          <table:table-cell table:style-name="ce10"/>
          <table:table-cell table:style-name="ce7"/>
          <table:table-cell table:style-name="ce11" office:value-type="string" calcext:value-type="string">
            <text:p>{ "CrossFade": false, "Time": "", "FileName": "" },</text:p>
          </table:table-cell>
          <table:table-cell table:style-name="ce2" table:number-columns-repeated="4"/>
          <table:table-cell table:number-columns-repeated="1014"/>
        </table:table-row>
        <table:table-row table:style-name="ro4">
          <table:table-cell table:style-name="ce2" office:value-type="string" calcext:value-type="string">
            <text:p>epic_1b_20200321004554.jpg</text:p>
          </table:table-cell>
          <table:table-cell table:style-name="ce7" table:formula="of:=VALUE(MID([.A4];17;2))" office:value-type="float" office:value="0" calcext:value-type="float">
            <text:p>0</text:p>
          </table:table-cell>
          <table:table-cell table:style-name="ce7" table:formula="of:=VALUE(MID([.A4];19;2))" office:value-type="float" office:value="45" calcext:value-type="float">
            <text:p>45</text:p>
          </table:table-cell>
          <table:table-cell table:style-name="ce10"/>
          <table:table-cell table:style-name="ce7" table:formula="of:=IF([.B4]+[.$D$2]&lt;0;[.B4]+[.$D$2]+24;IF([.B4]+[.$D$2]&gt;=24;[.B4]+[.$D$2]-24;[.B4]+[.$D$2]))" office:value-type="float" office:value="21" calcext:value-type="float">
            <text:p>21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4];&quot;00&quot;)&amp;&quot;:&quot;&amp;[.C4]" office:value-type="string" office:string-value="21:45" calcext:value-type="string">
            <text:p>21:45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4]" office:value-type="string" office:string-value="epic_1b_20200321004554.jpg" calcext:value-type="string">
            <text:p>epic_1b_20200321004554.jpg</text:p>
          </table:table-cell>
          <table:table-cell table:style-name="ce2" table:formula="of:=MID([.$F$3];[.J$1];[.J$2])" office:value-type="string" office:string-value="&quot; }," calcext:value-type="string">
            <text:p>" },</text:p>
          </table:table-cell>
          <table:table-cell table:style-name="ce12" table:formula="of:=COM.MICROSOFT.CONCAT([.F4:.J4];CHAR(10))" office:value-type="string" office:string-value="{ &quot;CrossFade&quot;: false, &quot;Time&quot;: &quot;21:45&quot;, &quot;FileName&quot;: &quot;epic_1b_20200321004554.jpg&quot; },&#10;" calcext:value-type="string">
            <text:p>{ "CrossFade": false, "Time": "21:45", "FileName": "epic_1b_20200321004554.jpg" },</text:p>
            <text:p/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pic_1b_20200321023358.jpg</text:p>
          </table:table-cell>
          <table:table-cell table:style-name="ce7" table:formula="of:=VALUE(MID([.A5];17;2))" office:value-type="float" office:value="2" calcext:value-type="float">
            <text:p>2</text:p>
          </table:table-cell>
          <table:table-cell table:style-name="ce7" table:formula="of:=VALUE(MID([.A5];19;2))" office:value-type="float" office:value="33" calcext:value-type="float">
            <text:p>33</text:p>
          </table:table-cell>
          <table:table-cell table:style-name="ce10"/>
          <table:table-cell table:style-name="ce7" table:formula="of:=IF([.B5]+[.$D$2]&lt;0;[.B5]+[.$D$2]+24;IF([.B5]+[.$D$2]&gt;=24;[.B5]+[.$D$2]-24;[.B5]+[.$D$2]))" office:value-type="float" office:value="23" calcext:value-type="float">
            <text:p>23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5];&quot;00&quot;)&amp;&quot;:&quot;&amp;[.C5]" office:value-type="string" office:string-value="23:33" calcext:value-type="string">
            <text:p>23:33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5]" office:value-type="string" office:string-value="epic_1b_20200321023358.jpg" calcext:value-type="string">
            <text:p>epic_1b_20200321023358.jpg</text:p>
          </table:table-cell>
          <table:table-cell table:style-name="ce2" table:formula="of:=MID([.$F$3];[.J$1];[.J$2])" office:value-type="string" office:string-value="&quot; }," calcext:value-type="string">
            <text:p>" },</text:p>
          </table:table-cell>
          <table:table-cell table:style-name="ce12" table:formula="of:=COM.MICROSOFT.CONCAT([.F5:.J5];CHAR(10))" office:value-type="string" office:string-value="{ &quot;CrossFade&quot;: false, &quot;Time&quot;: &quot;23:33&quot;, &quot;FileName&quot;: &quot;epic_1b_20200321023358.jpg&quot; },&#10;" calcext:value-type="string">
            <text:p>{ "CrossFade": false, "Time": "23:33", "FileName": "epic_1b_20200321023358.jpg" },</text:p>
            <text:p/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pic_1b_20200321042200.jpg</text:p>
          </table:table-cell>
          <table:table-cell table:style-name="ce7" table:formula="of:=VALUE(MID([.A6];17;2))" office:value-type="float" office:value="4" calcext:value-type="float">
            <text:p>4</text:p>
          </table:table-cell>
          <table:table-cell table:style-name="ce7" table:formula="of:=VALUE(MID([.A6];19;2))" office:value-type="float" office:value="22" calcext:value-type="float">
            <text:p>22</text:p>
          </table:table-cell>
          <table:table-cell table:style-name="ce10"/>
          <table:table-cell table:style-name="ce7" table:formula="of:=IF([.B6]+[.$D$2]&lt;0;[.B6]+[.$D$2]+24;IF([.B6]+[.$D$2]&gt;=24;[.B6]+[.$D$2]-24;[.B6]+[.$D$2]))" office:value-type="float" office:value="1" calcext:value-type="float">
            <text:p>1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6];&quot;00&quot;)&amp;&quot;:&quot;&amp;[.C6]" office:value-type="string" office:string-value="01:22" calcext:value-type="string">
            <text:p>01:22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6]" office:value-type="string" office:string-value="epic_1b_20200321042200.jpg" calcext:value-type="string">
            <text:p>epic_1b_20200321042200.jpg</text:p>
          </table:table-cell>
          <table:table-cell table:style-name="ce2" table:formula="of:=MID([.$F$3];[.J$1];[.J$2])" office:value-type="string" office:string-value="&quot; }," calcext:value-type="string">
            <text:p>" },</text:p>
          </table:table-cell>
          <table:table-cell table:style-name="ce12" table:formula="of:=COM.MICROSOFT.CONCAT([.F6:.J6];CHAR(10))" office:value-type="string" office:string-value="{ &quot;CrossFade&quot;: false, &quot;Time&quot;: &quot;01:22&quot;, &quot;FileName&quot;: &quot;epic_1b_20200321042200.jpg&quot; },&#10;" calcext:value-type="string">
            <text:p>{ "CrossFade": false, "Time": "01:22", "FileName": "epic_1b_20200321042200.jpg" },</text:p>
            <text:p/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pic_1b_20200321061003.jpg</text:p>
          </table:table-cell>
          <table:table-cell table:style-name="ce7" table:formula="of:=VALUE(MID([.A7];17;2))" office:value-type="float" office:value="6" calcext:value-type="float">
            <text:p>6</text:p>
          </table:table-cell>
          <table:table-cell table:style-name="ce7" table:formula="of:=VALUE(MID([.A7];19;2))" office:value-type="float" office:value="10" calcext:value-type="float">
            <text:p>10</text:p>
          </table:table-cell>
          <table:table-cell table:style-name="ce10"/>
          <table:table-cell table:style-name="ce7" table:formula="of:=IF([.B7]+[.$D$2]&lt;0;[.B7]+[.$D$2]+24;IF([.B7]+[.$D$2]&gt;=24;[.B7]+[.$D$2]-24;[.B7]+[.$D$2]))" office:value-type="float" office:value="3" calcext:value-type="float">
            <text:p>3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7];&quot;00&quot;)&amp;&quot;:&quot;&amp;[.C7]" office:value-type="string" office:string-value="03:10" calcext:value-type="string">
            <text:p>03:10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7]" office:value-type="string" office:string-value="epic_1b_20200321061003.jpg" calcext:value-type="string">
            <text:p>epic_1b_20200321061003.jpg</text:p>
          </table:table-cell>
          <table:table-cell table:style-name="ce2" table:formula="of:=MID([.$F$3];[.J$1];[.J$2])" office:value-type="string" office:string-value="&quot; }," calcext:value-type="string">
            <text:p>" },</text:p>
          </table:table-cell>
          <table:table-cell table:style-name="ce12" table:formula="of:=COM.MICROSOFT.CONCAT([.F7:.J7];CHAR(10))" office:value-type="string" office:string-value="{ &quot;CrossFade&quot;: false, &quot;Time&quot;: &quot;03:10&quot;, &quot;FileName&quot;: &quot;epic_1b_20200321061003.jpg&quot; },&#10;" calcext:value-type="string">
            <text:p>{ "CrossFade": false, "Time": "03:10", "FileName": "epic_1b_20200321061003.jpg" },</text:p>
            <text:p/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pic_1b_20200321075806.jpg</text:p>
          </table:table-cell>
          <table:table-cell table:style-name="ce7" table:formula="of:=VALUE(MID([.A8];17;2))" office:value-type="float" office:value="7" calcext:value-type="float">
            <text:p>7</text:p>
          </table:table-cell>
          <table:table-cell table:style-name="ce7" table:formula="of:=VALUE(MID([.A8];19;2))" office:value-type="float" office:value="58" calcext:value-type="float">
            <text:p>58</text:p>
          </table:table-cell>
          <table:table-cell table:style-name="ce10"/>
          <table:table-cell table:style-name="ce7" table:formula="of:=IF([.B8]+[.$D$2]&lt;0;[.B8]+[.$D$2]+24;IF([.B8]+[.$D$2]&gt;=24;[.B8]+[.$D$2]-24;[.B8]+[.$D$2]))" office:value-type="float" office:value="4" calcext:value-type="float">
            <text:p>4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8];&quot;00&quot;)&amp;&quot;:&quot;&amp;[.C8]" office:value-type="string" office:string-value="04:58" calcext:value-type="string">
            <text:p>04:58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8]" office:value-type="string" office:string-value="epic_1b_20200321075806.jpg" calcext:value-type="string">
            <text:p>epic_1b_20200321075806.jpg</text:p>
          </table:table-cell>
          <table:table-cell table:style-name="ce2" table:formula="of:=MID([.$F$3];[.J$1];[.J$2])" office:value-type="string" office:string-value="&quot; }," calcext:value-type="string">
            <text:p>" },</text:p>
          </table:table-cell>
          <table:table-cell table:style-name="ce12" table:formula="of:=COM.MICROSOFT.CONCAT([.F8:.J8];CHAR(10))" office:value-type="string" office:string-value="{ &quot;CrossFade&quot;: false, &quot;Time&quot;: &quot;04:58&quot;, &quot;FileName&quot;: &quot;epic_1b_20200321075806.jpg&quot; },&#10;" calcext:value-type="string">
            <text:p>{ "CrossFade": false, "Time": "04:58", "FileName": "epic_1b_20200321075806.jpg" },</text:p>
            <text:p/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pic_1b_20200321094608.jpg</text:p>
          </table:table-cell>
          <table:table-cell table:style-name="ce7" table:formula="of:=VALUE(MID([.A9];17;2))" office:value-type="float" office:value="9" calcext:value-type="float">
            <text:p>9</text:p>
          </table:table-cell>
          <table:table-cell table:style-name="ce7" table:formula="of:=VALUE(MID([.A9];19;2))" office:value-type="float" office:value="46" calcext:value-type="float">
            <text:p>46</text:p>
          </table:table-cell>
          <table:table-cell table:style-name="ce10"/>
          <table:table-cell table:style-name="ce7" table:formula="of:=IF([.B9]+[.$D$2]&lt;0;[.B9]+[.$D$2]+24;IF([.B9]+[.$D$2]&gt;=24;[.B9]+[.$D$2]-24;[.B9]+[.$D$2]))" office:value-type="float" office:value="6" calcext:value-type="float">
            <text:p>6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9];&quot;00&quot;)&amp;&quot;:&quot;&amp;[.C9]" office:value-type="string" office:string-value="06:46" calcext:value-type="string">
            <text:p>06:46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9]" office:value-type="string" office:string-value="epic_1b_20200321094608.jpg" calcext:value-type="string">
            <text:p>epic_1b_20200321094608.jpg</text:p>
          </table:table-cell>
          <table:table-cell table:style-name="ce2" table:formula="of:=MID([.$F$3];[.J$1];[.J$2])" office:value-type="string" office:string-value="&quot; }," calcext:value-type="string">
            <text:p>" },</text:p>
          </table:table-cell>
          <table:table-cell table:style-name="ce12" table:formula="of:=COM.MICROSOFT.CONCAT([.F9:.J9];CHAR(10))" office:value-type="string" office:string-value="{ &quot;CrossFade&quot;: false, &quot;Time&quot;: &quot;06:46&quot;, &quot;FileName&quot;: &quot;epic_1b_20200321094608.jpg&quot; },&#10;" calcext:value-type="string">
            <text:p>{ "CrossFade": false, "Time": "06:46", "FileName": "epic_1b_20200321094608.jpg" },</text:p>
            <text:p/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pic_1b_20200321113411.jpg</text:p>
          </table:table-cell>
          <table:table-cell table:style-name="ce7" table:formula="of:=VALUE(MID([.A10];17;2))" office:value-type="float" office:value="11" calcext:value-type="float">
            <text:p>11</text:p>
          </table:table-cell>
          <table:table-cell table:style-name="ce7" table:formula="of:=VALUE(MID([.A10];19;2))" office:value-type="float" office:value="34" calcext:value-type="float">
            <text:p>34</text:p>
          </table:table-cell>
          <table:table-cell table:style-name="ce10"/>
          <table:table-cell table:style-name="ce7" table:formula="of:=IF([.B10]+[.$D$2]&lt;0;[.B10]+[.$D$2]+24;IF([.B10]+[.$D$2]&gt;=24;[.B10]+[.$D$2]-24;[.B10]+[.$D$2]))" office:value-type="float" office:value="8" calcext:value-type="float">
            <text:p>8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10];&quot;00&quot;)&amp;&quot;:&quot;&amp;[.C10]" office:value-type="string" office:string-value="08:34" calcext:value-type="string">
            <text:p>08:34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10]" office:value-type="string" office:string-value="epic_1b_20200321113411.jpg" calcext:value-type="string">
            <text:p>epic_1b_20200321113411.jpg</text:p>
          </table:table-cell>
          <table:table-cell table:style-name="ce2" table:formula="of:=MID([.$F$3];[.J$1];[.J$2])" office:value-type="string" office:string-value="&quot; }," calcext:value-type="string">
            <text:p>" },</text:p>
          </table:table-cell>
          <table:table-cell table:style-name="ce12" table:formula="of:=COM.MICROSOFT.CONCAT([.F10:.J10];CHAR(10))" office:value-type="string" office:string-value="{ &quot;CrossFade&quot;: false, &quot;Time&quot;: &quot;08:34&quot;, &quot;FileName&quot;: &quot;epic_1b_20200321113411.jpg&quot; },&#10;" calcext:value-type="string">
            <text:p>{ "CrossFade": false, "Time": "08:34", "FileName": "epic_1b_20200321113411.jpg" },</text:p>
            <text:p/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pic_1b_20200321132214.jpg</text:p>
          </table:table-cell>
          <table:table-cell table:style-name="ce7" table:formula="of:=VALUE(MID([.A11];17;2))" office:value-type="float" office:value="13" calcext:value-type="float">
            <text:p>13</text:p>
          </table:table-cell>
          <table:table-cell table:style-name="ce7" table:formula="of:=VALUE(MID([.A11];19;2))" office:value-type="float" office:value="22" calcext:value-type="float">
            <text:p>22</text:p>
          </table:table-cell>
          <table:table-cell table:style-name="ce10"/>
          <table:table-cell table:style-name="ce7" table:formula="of:=IF([.B11]+[.$D$2]&lt;0;[.B11]+[.$D$2]+24;IF([.B11]+[.$D$2]&gt;=24;[.B11]+[.$D$2]-24;[.B11]+[.$D$2]))" office:value-type="float" office:value="10" calcext:value-type="float">
            <text:p>10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11];&quot;00&quot;)&amp;&quot;:&quot;&amp;[.C11]" office:value-type="string" office:string-value="10:22" calcext:value-type="string">
            <text:p>10:22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11]" office:value-type="string" office:string-value="epic_1b_20200321132214.jpg" calcext:value-type="string">
            <text:p>epic_1b_20200321132214.jpg</text:p>
          </table:table-cell>
          <table:table-cell table:style-name="ce2" table:formula="of:=MID([.$F$3];[.J$1];[.J$2])" office:value-type="string" office:string-value="&quot; }," calcext:value-type="string">
            <text:p>" },</text:p>
          </table:table-cell>
          <table:table-cell table:style-name="ce12" table:formula="of:=COM.MICROSOFT.CONCAT([.F11:.J11];CHAR(10))" office:value-type="string" office:string-value="{ &quot;CrossFade&quot;: false, &quot;Time&quot;: &quot;10:22&quot;, &quot;FileName&quot;: &quot;epic_1b_20200321132214.jpg&quot; },&#10;" calcext:value-type="string">
            <text:p>{ "CrossFade": false, "Time": "10:22", "FileName": "epic_1b_20200321132214.jpg" },</text:p>
            <text:p/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pic_1b_20200321151017.jpg</text:p>
          </table:table-cell>
          <table:table-cell table:style-name="ce7" table:formula="of:=VALUE(MID([.A12];17;2))" office:value-type="float" office:value="15" calcext:value-type="float">
            <text:p>15</text:p>
          </table:table-cell>
          <table:table-cell table:style-name="ce7" table:formula="of:=VALUE(MID([.A12];19;2))" office:value-type="float" office:value="10" calcext:value-type="float">
            <text:p>10</text:p>
          </table:table-cell>
          <table:table-cell table:style-name="ce10"/>
          <table:table-cell table:style-name="ce7" table:formula="of:=IF([.B12]+[.$D$2]&lt;0;[.B12]+[.$D$2]+24;IF([.B12]+[.$D$2]&gt;=24;[.B12]+[.$D$2]-24;[.B12]+[.$D$2]))" office:value-type="float" office:value="12" calcext:value-type="float">
            <text:p>12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12];&quot;00&quot;)&amp;&quot;:&quot;&amp;[.C12]" office:value-type="string" office:string-value="12:10" calcext:value-type="string">
            <text:p>12:10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12]" office:value-type="string" office:string-value="epic_1b_20200321151017.jpg" calcext:value-type="string">
            <text:p>epic_1b_20200321151017.jpg</text:p>
          </table:table-cell>
          <table:table-cell table:style-name="ce2" table:formula="of:=MID([.$F$3];[.J$1];[.J$2])" office:value-type="string" office:string-value="&quot; }," calcext:value-type="string">
            <text:p>" },</text:p>
          </table:table-cell>
          <table:table-cell table:style-name="ce12" table:formula="of:=COM.MICROSOFT.CONCAT([.F12:.J12];CHAR(10))" office:value-type="string" office:string-value="{ &quot;CrossFade&quot;: false, &quot;Time&quot;: &quot;12:10&quot;, &quot;FileName&quot;: &quot;epic_1b_20200321151017.jpg&quot; },&#10;" calcext:value-type="string">
            <text:p>{ "CrossFade": false, "Time": "12:10", "FileName": "epic_1b_20200321151017.jpg" },</text:p>
            <text:p/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pic_1b_20200321165820.jpg</text:p>
          </table:table-cell>
          <table:table-cell table:style-name="ce7" table:formula="of:=VALUE(MID([.A13];17;2))" office:value-type="float" office:value="16" calcext:value-type="float">
            <text:p>16</text:p>
          </table:table-cell>
          <table:table-cell table:style-name="ce7" table:formula="of:=VALUE(MID([.A13];19;2))" office:value-type="float" office:value="58" calcext:value-type="float">
            <text:p>58</text:p>
          </table:table-cell>
          <table:table-cell table:style-name="ce10"/>
          <table:table-cell table:style-name="ce7" table:formula="of:=IF([.B13]+[.$D$2]&lt;0;[.B13]+[.$D$2]+24;IF([.B13]+[.$D$2]&gt;=24;[.B13]+[.$D$2]-24;[.B13]+[.$D$2]))" office:value-type="float" office:value="13" calcext:value-type="float">
            <text:p>13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13];&quot;00&quot;)&amp;&quot;:&quot;&amp;[.C13]" office:value-type="string" office:string-value="13:58" calcext:value-type="string">
            <text:p>13:58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13]" office:value-type="string" office:string-value="epic_1b_20200321165820.jpg" calcext:value-type="string">
            <text:p>epic_1b_20200321165820.jpg</text:p>
          </table:table-cell>
          <table:table-cell table:style-name="ce2" table:formula="of:=MID([.$F$3];[.J$1];[.J$2])" office:value-type="string" office:string-value="&quot; }," calcext:value-type="string">
            <text:p>" },</text:p>
          </table:table-cell>
          <table:table-cell table:style-name="ce12" table:formula="of:=COM.MICROSOFT.CONCAT([.F13:.J13];CHAR(10))" office:value-type="string" office:string-value="{ &quot;CrossFade&quot;: false, &quot;Time&quot;: &quot;13:58&quot;, &quot;FileName&quot;: &quot;epic_1b_20200321165820.jpg&quot; },&#10;" calcext:value-type="string">
            <text:p>{ "CrossFade": false, "Time": "13:58", "FileName": "epic_1b_20200321165820.jpg" },</text:p>
            <text:p/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pic_1b_20200321184623.jpg</text:p>
          </table:table-cell>
          <table:table-cell table:style-name="ce7" table:formula="of:=VALUE(MID([.A14];17;2))" office:value-type="float" office:value="18" calcext:value-type="float">
            <text:p>18</text:p>
          </table:table-cell>
          <table:table-cell table:style-name="ce7" table:formula="of:=VALUE(MID([.A14];19;2))" office:value-type="float" office:value="46" calcext:value-type="float">
            <text:p>46</text:p>
          </table:table-cell>
          <table:table-cell table:style-name="ce10"/>
          <table:table-cell table:style-name="ce7" table:formula="of:=IF([.B14]+[.$D$2]&lt;0;[.B14]+[.$D$2]+24;IF([.B14]+[.$D$2]&gt;=24;[.B14]+[.$D$2]-24;[.B14]+[.$D$2]))" office:value-type="float" office:value="15" calcext:value-type="float">
            <text:p>15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14];&quot;00&quot;)&amp;&quot;:&quot;&amp;[.C14]" office:value-type="string" office:string-value="15:46" calcext:value-type="string">
            <text:p>15:46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14]" office:value-type="string" office:string-value="epic_1b_20200321184623.jpg" calcext:value-type="string">
            <text:p>epic_1b_20200321184623.jpg</text:p>
          </table:table-cell>
          <table:table-cell table:style-name="ce2" table:formula="of:=MID([.$F$3];[.J$1];[.J$2])" office:value-type="string" office:string-value="&quot; }," calcext:value-type="string">
            <text:p>" },</text:p>
          </table:table-cell>
          <table:table-cell table:style-name="ce12" table:formula="of:=COM.MICROSOFT.CONCAT([.F14:.J14];CHAR(10))" office:value-type="string" office:string-value="{ &quot;CrossFade&quot;: false, &quot;Time&quot;: &quot;15:46&quot;, &quot;FileName&quot;: &quot;epic_1b_20200321184623.jpg&quot; },&#10;" calcext:value-type="string">
            <text:p>{ "CrossFade": false, "Time": "15:46", "FileName": "epic_1b_20200321184623.jpg" },</text:p>
            <text:p/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pic_1b_20200321203426.jpg</text:p>
          </table:table-cell>
          <table:table-cell table:style-name="ce7" table:formula="of:=VALUE(MID([.A15];17;2))" office:value-type="float" office:value="20" calcext:value-type="float">
            <text:p>20</text:p>
          </table:table-cell>
          <table:table-cell table:style-name="ce7" table:formula="of:=VALUE(MID([.A15];19;2))" office:value-type="float" office:value="34" calcext:value-type="float">
            <text:p>34</text:p>
          </table:table-cell>
          <table:table-cell table:style-name="ce10"/>
          <table:table-cell table:style-name="ce7" table:formula="of:=IF([.B15]+[.$D$2]&lt;0;[.B15]+[.$D$2]+24;IF([.B15]+[.$D$2]&gt;=24;[.B15]+[.$D$2]-24;[.B15]+[.$D$2]))" office:value-type="float" office:value="17" calcext:value-type="float">
            <text:p>17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15];&quot;00&quot;)&amp;&quot;:&quot;&amp;[.C15]" office:value-type="string" office:string-value="17:34" calcext:value-type="string">
            <text:p>17:34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15]" office:value-type="string" office:string-value="epic_1b_20200321203426.jpg" calcext:value-type="string">
            <text:p>epic_1b_20200321203426.jpg</text:p>
          </table:table-cell>
          <table:table-cell table:style-name="ce2" table:formula="of:=MID([.$F$3];[.J$1];[.J$2])" office:value-type="string" office:string-value="&quot; }," calcext:value-type="string">
            <text:p>" },</text:p>
          </table:table-cell>
          <table:table-cell table:style-name="ce12" table:formula="of:=COM.MICROSOFT.CONCAT([.F15:.J15];CHAR(10))" office:value-type="string" office:string-value="{ &quot;CrossFade&quot;: false, &quot;Time&quot;: &quot;17:34&quot;, &quot;FileName&quot;: &quot;epic_1b_20200321203426.jpg&quot; },&#10;" calcext:value-type="string">
            <text:p>{ "CrossFade": false, "Time": "17:34", "FileName": "epic_1b_20200321203426.jpg" },</text:p>
            <text:p/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pic_1b_20200321222228.jpg</text:p>
          </table:table-cell>
          <table:table-cell table:style-name="ce7" table:formula="of:=VALUE(MID([.A16];17;2))" office:value-type="float" office:value="22" calcext:value-type="float">
            <text:p>22</text:p>
          </table:table-cell>
          <table:table-cell table:style-name="ce7" table:formula="of:=VALUE(MID([.A16];19;2))" office:value-type="float" office:value="22" calcext:value-type="float">
            <text:p>22</text:p>
          </table:table-cell>
          <table:table-cell table:style-name="ce10"/>
          <table:table-cell table:style-name="ce7" table:formula="of:=IF([.B16]+[.$D$2]&lt;0;[.B16]+[.$D$2]+24;IF([.B16]+[.$D$2]&gt;=24;[.B16]+[.$D$2]-24;[.B16]+[.$D$2]))" office:value-type="float" office:value="19" calcext:value-type="float">
            <text:p>19</text:p>
          </table:table-cell>
          <table:table-cell table:style-name="ce2" table:formula="of:=MID([.F$3];[.F$1];[.F$2])" office:value-type="string" office:string-value="{ &quot;CrossFade&quot;: false, &quot;Time&quot;: &quot;" calcext:value-type="string">
            <text:p>{ "CrossFade": false, "Time": "</text:p>
          </table:table-cell>
          <table:table-cell table:style-name="ce2" table:formula="of:=TEXT([.E16];&quot;00&quot;)&amp;&quot;:&quot;&amp;[.C16]" office:value-type="string" office:string-value="19:22" calcext:value-type="string">
            <text:p>19:22</text:p>
          </table:table-cell>
          <table:table-cell table:style-name="ce2" table:formula="of:=MID([.$F$3];[.H$1];[.H$2])" office:value-type="string" office:string-value="&quot;, &quot;FileName&quot;: &quot;" calcext:value-type="string">
            <text:p>", "FileName": "</text:p>
          </table:table-cell>
          <table:table-cell table:style-name="ce2" table:formula="of:=[.A16]" office:value-type="string" office:string-value="epic_1b_20200321222228.jpg" calcext:value-type="string">
            <text:p>epic_1b_20200321222228.jpg</text:p>
          </table:table-cell>
          <table:table-cell table:style-name="ce2" table:formula="of:=MID([.$F$3];[.J$1];[.J$2]-1)" office:value-type="string" office:string-value="&quot; }" calcext:value-type="string">
            <text:p>" }</text:p>
          </table:table-cell>
          <table:table-cell table:style-name="ce12" table:formula="of:=COM.MICROSOFT.CONCAT([.F16:.J16];CHAR(10))" office:value-type="string" office:string-value="{ &quot;CrossFade&quot;: false, &quot;Time&quot;: &quot;19:22&quot;, &quot;FileName&quot;: &quot;epic_1b_20200321222228.jpg&quot; }&#10;" calcext:value-type="string">
            <text:p>{ "CrossFade": false, "Time": "19:22", "FileName": "epic_1b_20200321222228.jpg" }</text:p>
            <text:p/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table:number-columns-repeated="6"/>
          <table:table-cell table:style-name="ce13"/>
          <table:table-cell table:number-columns-repeated="1013"/>
        </table:table-row>
        <table:table-row table:style-name="ro5">
          <table:table-cell table:style-name="ce4" office:value-type="string" calcext:value-type="string">
            <text:p>Json file (copy and paste following cell in text editor)</text:p>
          </table:table-cell>
          <table:table-cell table:number-columns-repeated="1023"/>
        </table:table-row>
        <table:table-row table:style-name="ro6">
          <table:table-cell table:style-name="ce5" table:formula="of:=COM.MICROSOFT.CONCAT(&quot;[&quot;;CHAR(10);[.K4:.K16];&quot;]&quot;)" office:value-type="string" office:string-value="[&#10;{ &quot;CrossFade&quot;: false, &quot;Time&quot;: &quot;21:45&quot;, &quot;FileName&quot;: &quot;epic_1b_20200321004554.jpg&quot; },&#10;{ &quot;CrossFade&quot;: false, &quot;Time&quot;: &quot;23:33&quot;, &quot;FileName&quot;: &quot;epic_1b_20200321023358.jpg&quot; },&#10;{ &quot;CrossFade&quot;: false, &quot;Time&quot;: &quot;01:22&quot;, &quot;FileName&quot;: &quot;epic_1b_20200321042200.jpg&quot; },&#10;{ &quot;CrossFade&quot;: false, &quot;Time&quot;: &quot;03:10&quot;, &quot;FileName&quot;: &quot;epic_1b_20200321061003.jpg&quot; },&#10;{ &quot;CrossFade&quot;: false, &quot;Time&quot;: &quot;04:58&quot;, &quot;FileName&quot;: &quot;epic_1b_20200321075806.jpg&quot; },&#10;{ &quot;CrossFade&quot;: false, &quot;Time&quot;: &quot;06:46&quot;, &quot;FileName&quot;: &quot;epic_1b_20200321094608.jpg&quot; },&#10;{ &quot;CrossFade&quot;: false, &quot;Time&quot;: &quot;08:34&quot;, &quot;FileName&quot;: &quot;epic_1b_20200321113411.jpg&quot; },&#10;{ &quot;CrossFade&quot;: false, &quot;Time&quot;: &quot;10:22&quot;, &quot;FileName&quot;: &quot;epic_1b_20200321132214.jpg&quot; },&#10;{ &quot;CrossFade&quot;: false, &quot;Time&quot;: &quot;12:10&quot;, &quot;FileName&quot;: &quot;epic_1b_20200321151017.jpg&quot; },&#10;{ &quot;CrossFade&quot;: false, &quot;Time&quot;: &quot;13:58&quot;, &quot;FileName&quot;: &quot;epic_1b_20200321165820.jpg&quot; },&#10;{ &quot;CrossFade&quot;: false, &quot;Time&quot;: &quot;15:46&quot;, &quot;FileName&quot;: &quot;epic_1b_20200321184623.jpg&quot; },&#10;{ &quot;CrossFade&quot;: false, &quot;Time&quot;: &quot;17:34&quot;, &quot;FileName&quot;: &quot;epic_1b_20200321203426.jpg&quot; },&#10;{ &quot;CrossFade&quot;: false, &quot;Time&quot;: &quot;19:22&quot;, &quot;FileName&quot;: &quot;epic_1b_20200321222228.jpg&quot; }&#10;]" calcext:value-type="string" table:number-columns-spanned="5" table:number-rows-spanned="1">
            <office:annotation draw:style-name="gr1" draw:text-style-name="P2" svg:width="2.899cm" svg:height="1.799cm" svg:x="16.605cm" svg:y="9.284cm" draw:caption-point-x="-0.61cm" draw:caption-point-y="1.51cm">
              <dc:date>2020-08-18T00:00:00</dc:date>
              <text:p text:style-name="P1">json output</text:p>
            </office:annotation>
            <text:p>[</text:p>
            <text:p>{ "CrossFade": false, "Time": "21:45", "FileName": "epic_1b_20200321004554.jpg" },</text:p>
            <text:p>{ "CrossFade": false, "Time": "23:33", "FileName": "epic_1b_20200321023358.jpg" },</text:p>
            <text:p>{ "CrossFade": false, "Time": "01:22", "FileName": "epic_1b_20200321042200.jpg" },</text:p>
            <text:p>{ "CrossFade": false, "Time": "03:10", "FileName": "epic_1b_20200321061003.jpg" },</text:p>
            <text:p>{ "CrossFade": false, "Time": "04:58", "FileName": "epic_1b_20200321075806.jpg" },</text:p>
            <text:p>{ "CrossFade": false, "Time": "06:46", "FileName": "epic_1b_20200321094608.jpg" },</text:p>
            <text:p>{ "CrossFade": false, "Time": "08:34", "FileName": "epic_1b_20200321113411.jpg" },</text:p>
            <text:p>{ "CrossFade": false, "Time": "10:22", "FileName": "epic_1b_20200321132214.jpg" },</text:p>
            <text:p>{ "CrossFade": false, "Time": "12:10", "FileName": "epic_1b_20200321151017.jpg" },</text:p>
            <text:p>{ "CrossFade": false, "Time": "13:58", "FileName": "epic_1b_20200321165820.jpg" },</text:p>
            <text:p>{ "CrossFade": false, "Time": "15:46", "FileName": "epic_1b_20200321184623.jpg" },</text:p>
            <text:p>{ "CrossFade": false, "Time": "17:34", "FileName": "epic_1b_20200321203426.jpg" },</text:p>
            <text:p>{ "CrossFade": false, "Time": "19:22", "FileName": "epic_1b_20200321222228.jpg" }</text:p>
            <text:p>]</text:p>
          </table:table-cell>
          <table:covered-table-cell table:number-columns-repeated="4"/>
          <table:table-cell table:number-columns-repeated="1019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Cyberbit" svg:font-family="'Bitstream Cyberbi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Bitstream Cyberbit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8T17:06:16.898038094</meta:creation-date>
    <dc:date>2020-08-18T19:36:28.974756175</dc:date>
    <meta:editing-duration>PT1M36S</meta:editing-duration>
    <meta:editing-cycles>1</meta:editing-cycles>
    <meta:generator>LibreOffice/6.4.3.2$Linux_X86_64 LibreOffice_project/40$Build-2</meta:generator>
    <meta:document-statistic meta:table-count="1" meta:cell-count="145" meta:object-count="0"/>
  </office:meta>
</office:document-meta>
</file>